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6 – Validering </text:h>
      <text:h text:style-name="Heading_20_2" text:outline-level="2">Beskrivning</text:h>
      <text:p text:style-name="Text_20_body">Validera alla sidor på enligt W3C's valideringskrav.</text:p>
      <text:h text:style-name="Heading_20_2" text:outline-level="2">Datum och kommentarer</text:h>
      <text:p text:style-name="Text_20_body">2014-05-25<text:line-break/>Ej godkänd. Valideringsfel gällande favicon och alt-attribut på vissa image-taggar. </text:p>
      <text:p text:style-name="Text_20_body">2014-06-04<text:line-break/>Fungerar ”nästan”! Alla sidor går nu igenom W3C's validator, med undantag för startsidan, där 1 fel fins pga att CSS finns nästlat i HTML-dokumentet. Detta beror på bildspelspluginet och går tyvärr inte att ändra på. Tyvärr uppstår fel av den här typen på alla webbsidor som använder sig av olika WordPress-plugin (dvs. väldigt många), detta är bortom min kontroll. Testet godkänt. 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20:04:24</dc:date>
    <meta:editing-duration>PT57M15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8" meta:word-count="89" meta:character-count="608"/>
  </office:meta>
</office:document-meta>
</file>